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6e8d"/>
    </style:style>
    <style:style style:name="T1" style:family="text">
      <style:text-properties officeooo:rsid="00156e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BLAS: </text:p>
      <text:p text:style-name="Standard"><text:s/></text:p>
      <text:p text:style-name="Standard">Usuarios (#id_usuario, usuario_unico, nombre, apellido, clave_de_acceso, teléfono, calle-nro-piso-depto) <text:s/></text:p>
      <text:p text:style-name="Standard"><text:s/></text:p>
      <text:p text:style-name="Standard">Vínculos (#id_vinculo, fecha_y_hora, descripción, tipo_de_vínculo, usuario_solicitante, usuario_receptor) <text:s/></text:p>
      <text:p text:style-name="Standard"><text:s/></text:p>
      <text:p text:style-name="Standard">Temáticas (#<text:span text:style-name="T1">id_tematica, </text:span>nombre, descripción) <text:s/></text:p>
      <text:p text:style-name="Standard"><text:s/></text:p>
      <text:p text:style-name="Standard">Imágenes (#id_imagen, titulo, fecha_y_hora, nombre_del_archivo, palabras_claves, id_tematica) <text:s/></text:p>
      <text:p text:style-name="Standard"><text:s/></text:p>
      <text:p text:style-name="Standard">Descargar (#<text:span text:style-name="T1">id_descargar</text:span>, usuario, título, fecha_y_hora) <text:s/></text:p>
      <text:p text:style-name="Standard"><text:s/></text:p>
      <text:p text:style-name="Standard">Compartir (#<text:span text:style-name="T1">id_compartir</text:span>, usuario, título, fecha_y_hora) <text:s/></text:p>
      <text:p text:style-name="Standard"><text:s/></text:p>
      <text:p text:style-name="Standard">Comentarios (#<text:span text:style-name="T1">id_comentario</text:span>, fecha_y_hora, texto, autor) <text:s/></text:p>
      <text:p text:style-name="Standard"><text:s/></text:p>
      <text:p text:style-name="P1">Comentario_Imagen (<text:span text:style-name="T1">#id_comentario_Imagen</text:span>, fecha_y_hora_de_creación, id_comentarios) <text:s/></text:p>
      <text:p text:style-name="Standard"><text:s/></text:p>
      <text:p text:style-name="Standard">Correos_electrónicos (<text:span text:style-name="T1">#id_correo_electronico, correo_electronico</text:span>) <text:s/></text:p>
      <text:p text:style-name="Standard"><text:s/></text:p>
      <text:p text:style-name="P1">Usuarios_correos_electrónicos (<text:span text:style-name="T1">#id_usuarios_correos_electrónicos </text:span>, id_usuario, <text:span text:style-name="T1">id_correo_electronico</text:span>)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23:36:24.560000000</meta:creation-date>
    <dc:date>2021-09-19T23:44:31.352000000</dc:date>
    <meta:editing-duration>PT6M22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1" meta:word-count="54" meta:character-count="802" meta:non-whitespace-character-count="728"/>
  </office:meta>
</office:document-meta>
</file>